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aco" svg:font-family="Monaco, monospace"/>
    <style:font-face style:name="OpenSans" svg:font-family="OpenSans, Helvetica, Arial, sans-serif"/>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3">
      <style:paragraph-properties fo:text-align="start" style:justify-single-word="false" fo:orphans="2" fo:widows="2"/>
    </style:style>
    <style:style style:name="P2" style:family="paragraph" style:parent-style-name="Standard">
      <style:paragraph-properties fo:margin-left="0in" fo:margin-right="0in" fo:text-align="start" style:justify-single-word="false" fo:orphans="2" fo:widows="2" fo:text-indent="0in" style:auto-text-indent="false"/>
    </style:style>
    <style:style style:name="P3" style:family="paragraph" style:parent-style-name="Standard" style:list-style-name="L2">
      <style:paragraph-properties fo:margin-left="0in" fo:margin-right="0in" fo:text-align="start" style:justify-single-word="false" fo:orphans="2" fo:widows="2" fo:text-indent="0in" style:auto-text-indent="false"/>
    </style:style>
    <style:style style:name="P4" style:family="paragraph" style:parent-style-name="Standard" style:list-style-name="L3">
      <style:paragraph-properties fo:margin-left="0in" fo:margin-right="0in" fo:text-align="start" style:justify-single-word="false" fo:orphans="2" fo:widows="2" fo:text-indent="0in" style:auto-text-indent="false"/>
    </style:style>
    <style:style style:name="P5" style:family="paragraph" style:parent-style-name="Standard" style:list-style-name="L1">
      <style:paragraph-properties fo:margin-left="0in" fo:margin-right="0in" fo:text-align="start" style:justify-single-word="false" fo:orphans="2" fo:widows="2" fo:text-indent="0in" style:auto-text-indent="false"/>
    </style:style>
    <style:style style:name="T1" style:family="text">
      <style:text-properties fo:font-variant="normal" fo:text-transform="none" fo:color="#505050" style:font-name="OpenSans" fo:font-size="9pt" fo:letter-spacing="normal" fo:font-style="normal" fo:font-weight="normal"/>
    </style:style>
    <style:style style:name="T2" style:family="text">
      <style:text-properties fo:font-variant="normal" fo:text-transform="none" fo:color="#d73a49" style:font-name="SFMono-Regular" fo:font-size="9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line learining portal – REST API for Price of Cource</text:p>
      <text:p text:style-name="P2"/>
      <text:p text:style-name="P2">This application is consist of two projects:</text:p>
      <text:list xml:id="list3384454054410598330" text:style-name="L1">
        <text:list-item>
          <text:p text:style-name="P5">ConfigServer: This configuration server loads application specific configuration from properties file from the GitHub repository and provides to its client (Spring boot API project). So no need to hard code any properties in respective REST API project. Also when properties are modified in GitHub, no need to re-start REST API. Only call <text:span text:style-name="T1">actuator/refresh</text:span> endpoint of REST API so it load latest properties from GitHub via ConfigServer. This is also useful for global configuration or default values.</text:p>
          <text:p text:style-name="P5"/>
        </text:list-item>
        <text:list-item>
          <text:p text:style-name="P5">CoursePricing: This is REST API project.</text:p>
        </text:list-item>
      </text:list>
      <text:p text:style-name="P2"/>
      <text:p text:style-name="P2">Steps to test:</text:p>
      <text:list xml:id="list8829506784831529820" text:style-name="L3">
        <text:list-item>
          <text:p text:style-name="P4">Clone from repository from <text:a xlink:type="simple" xlink:href="https://github.com/vrajeshjayswal/UpworkTest.git" text:style-name="Internet_20_link" text:visited-style-name="Visited_20_Internet_20_Link">https://github.com/vrajeshjayswal/UpworkTest.git</text:a></text:p>
        </text:list-item>
        <text:list-item>
          <text:p text:style-name="P4">Start MySQL server and create database and insert test data executing script from dbscript.sql file</text:p>
        </text:list-item>
        <text:list-item>
          <text:p text:style-name="P4">Open command prompt and go to ConfigServer directory and run following command to start the configuration server</text:p>
          <text:p text:style-name="P4">mvnw clean spring-boot:run</text:p>
        </text:list-item>
        <text:list-item>
          <text:p text:style-name="P4">Open another command prompt and go to CoursePricing directory and run following command to start the REST API application.</text:p>
          <text:p text:style-name="P4">mvnw clean spring-boot:run</text:p>
        </text:list-item>
        <text:list-item>
          <text:p text:style-name="P4">Execute following curl commands to test the REST API</text:p>
          <text:p text:style-name="P1"><text:span text:style-name="T1">To get price breakup of the Course: </text:span><text:s/><text:span text:style-name="T1">curl http://localhost:8083/base-price/5/1</text:span> </text:p>
          <text:p text:style-name="P1"><text:span text:style-name="T1">To get price breakup of the Course: curl http://localhost:8083/price-breakup/5/1</text:span> </text:p>
          <text:p text:style-name="P1"><text:span text:style-name="T1">To get whole price of the Course: curl <text:s/>http://localhost:8083/whole-price/5/1</text:span> </text:p>
          <text:p text:style-name="P4"/>
        </text:list-item>
        <text:list-item>
          <text:p text:style-name="P4">To change the default value of <text:span text:style-name="T2">paymentStrategy</text:span> , modified properties file at following location.</text:p>
          <text:p text:style-name="P4"><text:a xlink:type="simple" xlink:href="https://github.com/vrajeshjayswal/globalconfiguration.git" text:style-name="Internet_20_link" text:visited-style-name="Visited_20_Internet_20_Link">https://github.com/vrajeshjayswal/globalconfiguration.git</text:a></text:p>
        </text:list-item>
        <text:list-item>
          <text:p text:style-name="P4">Call following refresh end point of REST API to load latest properties from GitHub via Config-server.</text:p>
          <text:p text:style-name="P4"><text:span text:style-name="T1">http://localhost:8083/actuator/refresh</text:span> </text:p>
        </text:list-item>
      </text:list>
      <text:p text:style-name="P2"/>
      <text:p text:style-name="P2">Database used: MySQL</text:p>
      <text:p text:style-name="P2">Since there is relationship between different tables and data needs to be structural, I have chosen RDBMS (MySQL).</text:p>
      <text:p text:style-name="P2">Database script provided in dbscript.sql file which contains both – database creation scripts and data insert scripts</text:p>
      <text:p text:style-name="P2"/>
      <text:p text:style-name="P2">Assumptions:</text:p>
      <text:list xml:id="list2003779001908729919" text:style-name="L2">
        <text:list-item>
          <text:p text:style-name="P3">As mentioned in problem-statement, there is no restriction for accessing REST API.</text:p>
        </text:list-item>
        <text:list-item>
          <text:p text:style-name="P3">Junit test case are developed for Service class only. Integration test cases for Controller class are not developed for this exercise. But I know how to develop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aco" svg:font-family="Monaco, monospace"/>
    <style:font-face style:name="OpenSans" svg:font-family="OpenSans, Helvetica, Arial, sans-serif"/>
    <style:font-face style:name="SFMono-Regular" svg:font-family="SFMono-Regular, Consolas, 'Liberation Mono', Menlo,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21:06:23.26</meta:creation-date>
    <dc:date>2020-07-09T13:18:52.97</dc:date>
    <meta:editing-duration>PT55M36S</meta:editing-duration>
    <meta:editing-cycles>13</meta:editing-cycles>
    <meta:generator>OpenOffice/4.1.5$Win32 OpenOffice.org_project/415m1$Build-9789</meta:generator>
    <meta:document-statistic meta:table-count="0" meta:image-count="0" meta:object-count="0" meta:page-count="1" meta:paragraph-count="25" meta:word-count="323" meta:character-count="2227"/>
  </office:meta>
</office:document-meta>
</file>